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B65DAE4FF4A2EC0B.png" manifest:media-type="image/png"/>
  <manifest:file-entry manifest:full-path="Pictures/10000000000000E1000000E168F47327F76E9734.png" manifest:media-type="image/png"/>
  <manifest:file-entry manifest:full-path="Pictures/1000020100000010000000106A0F7FDA4BAE08D5.png" manifest:media-type="image/png"/>
  <manifest:file-entry manifest:full-path="Pictures/1000020000000010000000105574D173FEA6A2BC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7.056cm" draw:marker-start-width="10.783cm" draw:marker-end-width="10.783cm" draw:fill="none" draw:textarea-vertical-align="middle" draw:auto-grow-height="false" fo:min-height="16.097cm" fo:min-width="2.489cm" fo:padding-top="3.652cm" fo:padding-bottom="3.652cm" fo:padding-left="3.777cm" fo:padding-right="3.77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4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dddddd" draw:textarea-horizontal-align="justify" draw:textarea-vertical-align="middle" draw:auto-grow-height="false" fo:min-height="6.537cm" fo:min-width="12.623cm" fo:padding-top="0.231cm" fo:padding-bottom="0.231cm" fo:padding-left="0.356cm" fo:padding-right="0.356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6.928cm" fo:min-width="116.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212cm" svg:stroke-color="#000000" draw:marker-start-width="0.518cm" draw:marker-end-width="0.518cm" draw:fill-color="#dddddd" draw:textarea-horizontal-align="justify" draw:textarea-vertical-align="middle" draw:auto-grow-height="false" fo:min-height="6.325cm" fo:min-width="12.411cm" fo:padding-top="0.231cm" fo:padding-bottom="0.231cm" fo:padding-left="0.356cm" fo:padding-right="0.356cm"/>
      <style:paragraph-properties style:writing-mode="lr-tb"/>
    </style:style>
    <style:style style:name="gr7" style:family="graphic" style:parent-style-name="standard" style:list-style-name="L1">
      <style:graphic-properties draw:fill-color="#d4ea6b" draw:textarea-horizontal-align="justify" draw:textarea-vertical-align="middle" draw:auto-grow-height="false" fo:min-height="11.101cm" fo:min-width="10.423cm"/>
      <style:paragraph-properties style:writing-mode="lr-tb"/>
    </style:style>
    <style:style style:name="gr8" style:family="graphic" style:parent-style-name="objectwithoutfill">
      <style:graphic-properties draw:stroke="dash" draw:stroke-dash="Dashed_20__28_var_29_" svg:stroke-width="0.212cm" svg:stroke-color="#000000" draw:marker-start="Rounded_20_large_20_Arrow" draw:marker-start-width="0.518cm" draw:marker-end="Rounded_20_large_20_Arrow" draw:marker-end-width="0.618cm" draw:fill="solid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3.501cm"/>
    </style:style>
    <style:style style:name="gr10" style:family="graphic" style:parent-style-name="standard" style:list-style-name="L1">
      <style:graphic-properties draw:fill-color="#d4ea6b" draw:textarea-horizontal-align="justify" draw:textarea-vertical-align="middle" draw:auto-grow-height="false" fo:min-height="11.101cm" fo:min-width="10.423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9.374cm" fo:min-width="116.4cm"/>
    </style:style>
    <style:style style:name="gr12" style:family="graphic" style:parent-style-name="standard">
      <style:graphic-properties svg:stroke-width="0.212cm" svg:stroke-color="#000000" draw:marker-start-width="0.518cm" draw:marker-end-width="0.518cm" draw:fill-color="#dddddd" draw:textarea-horizontal-align="justify" draw:textarea-vertical-align="middle" draw:auto-grow-height="false" fo:min-height="11.403cm" fo:min-width="12.411cm" fo:padding-top="0.231cm" fo:padding-bottom="0.231cm" fo:padding-left="0.356cm" fo:padding-right="0.356cm"/>
      <style:paragraph-properties style:writing-mode="lr-tb"/>
    </style:style>
    <style:style style:name="gr13" style:family="graphic" style:parent-style-name="standard">
      <style:graphic-properties svg:stroke-width="0.212cm" svg:stroke-color="#000000" draw:marker-start-width="0.518cm" draw:marker-end-width="0.518cm" draw:fill-color="#dddddd" draw:textarea-horizontal-align="justify" draw:textarea-vertical-align="middle" draw:auto-grow-height="false" fo:min-height="5.59cm" fo:min-width="10.84cm" fo:padding-top="0.231cm" fo:padding-bottom="0.231cm" fo:padding-left="0.356cm" fo:padding-right="0.356cm"/>
      <style:paragraph-properties style:writing-mode="lr-tb"/>
    </style:style>
    <style:style style:name="gr14" style:family="graphic" style:parent-style-name="standard">
      <style:graphic-properties draw:fill-color="#ffbf00" draw:textarea-horizontal-align="justify" draw:textarea-vertical-align="middle" draw:auto-grow-height="false" fo:min-height="13.849cm" fo:min-width="1.516cm"/>
    </style:style>
    <style:style style:name="gr15" style:family="graphic" style:parent-style-name="standard">
      <style:graphic-properties draw:stroke="none" draw:fill="none" fo:min-height="2.126cm"/>
      <style:paragraph-properties style:writing-mode="lr-tb"/>
    </style:style>
    <style:style style:name="gr16" style:family="graphic" style:parent-style-name="standard">
      <style:graphic-properties svg:stroke-width="0.212cm" svg:stroke-color="#55308d" draw:marker-start-width="0.518cm" draw:marker-end-width="0.518cm" draw:fill-color="#ffffff" draw:textarea-horizontal-align="justify" draw:textarea-vertical-align="middle" draw:auto-grow-height="false" fo:min-height="11.556cm" fo:min-width="1.304cm" fo:padding-top="0.231cm" fo:padding-bottom="0.231cm" fo:padding-left="0.356cm" fo:padding-right="0.356cm"/>
    </style:style>
    <style:style style:name="gr17" style:family="graphic" style:parent-style-name="standard">
      <style:graphic-properties svg:stroke-width="1.764cm" draw:marker-start-width="2.845cm" draw:marker-end-width="2.845cm" draw:fill="none" draw:textarea-vertical-align="middle" draw:auto-grow-height="false" fo:min-height="2.646cm" fo:min-width="0cm" fo:padding-top="1.006cm" fo:padding-bottom="1.006cm" fo:padding-left="1.131cm" fo:padding-right="1.131cm"/>
    </style:style>
    <style:style style:name="gr18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11.556cm" fo:min-width="1.304cm" fo:padding-top="0.231cm" fo:padding-bottom="0.231cm" fo:padding-left="0.356cm" fo:padding-right="0.356cm"/>
    </style:style>
    <style:style style:name="gr19" style:family="graphic" style:parent-style-name="standard">
      <style:graphic-properties svg:stroke-width="0.212cm" svg:stroke-color="#000000" draw:marker-start-width="0.518cm" draw:marker-end-width="0.518cm" draw:fill-color="#ff8000" draw:textarea-horizontal-align="justify" draw:textarea-vertical-align="middle" draw:auto-grow-height="false" fo:min-height="11.556cm" fo:min-width="1.304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/>
    </style:style>
    <style:style style:name="P3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d4ea6b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bf00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font-size="54pt" style:font-size-asian="54pt" style:font-size-complex="5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8000"/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25.527cm" draw:transform="rotate (-1.5707963267949) translate (35.781cm 9.04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" draw:text-style-name="P1" draw:layer="layout" svg:width="5.08cm" svg:height="4.953cm" svg:x="20.477cm" svg:y="6.969cm">
          <draw:image xlink:href="Pictures/1000020000000010000000105574D173FEA6A2BC.gif" xlink:type="simple" xlink:show="embed" xlink:actuate="onLoad" loext:mime-type="image/gif">
            <text:p/>
          </draw:image>
        </draw:frame>
        <draw:custom-shape draw:style-name="gr3" draw:text-style-name="P3" draw:layer="layout" svg:width="13.123cm" svg:height="6.787cm" svg:x="16.456cm" svg:y="16.481cm">
          <text:p text:style-name="P2"><text:span text:style-name="T1">SmartMDSD</text:span></text:p>
          <text:p text:style-name="P2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6.9cm" svg:height="27.178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4.224cm" svg:height="25.527cm" draw:transform="rotate (-1.5707963267949) translate (35.723cm 9.08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" draw:layer="layout" svg:width="5.08cm" svg:height="5.08cm" svg:x="20.419cm" svg:y="7.008cm">
          <draw:image xlink:href="Pictures/1000020100000010000000106A0F7FDA4BAE08D5.png" xlink:type="simple" xlink:show="embed" xlink:actuate="onLoad" loext:mime-type="image/png">
            <text:p/>
          </draw:image>
        </draw:frame>
        <draw:custom-shape draw:style-name="gr6" draw:text-style-name="P3" draw:layer="layout" svg:width="13.123cm" svg:height="6.787cm" svg:x="16.398cm" svg:y="16.52cm">
          <text:p text:style-name="P2"><text:span text:style-name="T1">SmartMDSD</text:span></text:p>
          <text:p text:style-name="P2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6.9cm" svg:height="27.178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4.224cm" svg:height="25.527cm" draw:transform="rotate (-1.5707963267949) translate (51.723cm 9.08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" draw:text-style-name="P1" draw:layer="layout" svg:width="5.08cm" svg:height="4.953cm" svg:x="36.477cm" svg:y="7.022cm">
          <draw:image xlink:href="Pictures/1000020000000010000000105574D173FEA6A2BC.gif" xlink:type="simple" xlink:show="embed" xlink:actuate="onLoad" loext:mime-type="image/gif">
            <text:p/>
          </draw:image>
        </draw:frame>
        <draw:custom-shape draw:style-name="gr6" draw:text-style-name="P3" draw:layer="layout" svg:width="13.123cm" svg:height="6.787cm" svg:x="32.456cm" svg:y="16.534cm">
          <text:p text:style-name="P2"><text:span text:style-name="T1">SmartMDSD</text:span></text:p>
          <text:p text:style-name="P2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6.9cm" svg:height="27.178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" draw:id="id1" draw:layer="layout" svg:width="10.922cm" svg:height="12.857cm" svg:x="4.556cm" svg:y="8.906cm">
          <text:p text:style-name="P4"><text:span text:style-name="T1">SmartMDSD</text:span></text:p>
          <text:p text:style-name="P4"><text:span text:style-name="T1">Component</text:span></text:p>
          <text:p text:style-name="P4"><text:span text:style-name="T1">AASX</text:span></text:p>
          <text:p text:style-name="P4"><text:span text:style-name="T1">Model</text:span></text:p>
          <text:p text:style-name="P4"><text:span text:style-name="T1">(XML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6" draw:layer="layout" draw:line-skew="3.741cm" svg:x1="38.959cm" svg:y1="23.307cm" svg:x2="10.017cm" svg:y2="21.763cm" draw:end-shape="id1" draw:end-glue-point="6" svg:d="M38959 23307v3220h-28942v-4764" svg:viewBox="0 0 28943 4765">
          <text:p/>
        </draw:connector>
        <draw:custom-shape draw:style-name="gr9" draw:text-style-name="P7" draw:layer="layout" svg:width="4.572cm" svg:height="4.572cm" svg:x="17.067cm" svg:y="13.2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4.224cm" svg:height="25.527cm" draw:transform="rotate (-1.5707963267949) translate (110.488cm 9.07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" draw:layer="layout" svg:width="5.08cm" svg:height="5.08cm" svg:x="95.184cm" svg:y="6.999cm">
          <draw:image xlink:href="Pictures/1000020100000010000000106A0F7FDA4BAE08D5.png" xlink:type="simple" xlink:show="embed" xlink:actuate="onLoad" loext:mime-type="image/png">
            <text:p/>
          </draw:image>
        </draw:frame>
        <draw:custom-shape draw:style-name="gr6" draw:text-style-name="P3" xml:id="id2" draw:id="id2" draw:layer="layout" svg:width="13.123cm" svg:height="6.787cm" svg:x="91.163cm" svg:y="16.511cm">
          <text:p text:style-name="P2"><text:span text:style-name="T1">SmartMDSD</text:span></text:p>
          <text:p text:style-name="P2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3" draw:id="id3" draw:layer="layout" svg:width="10.922cm" svg:height="12.857cm" svg:x="63.321cm" svg:y="8.897cm">
          <text:p text:style-name="P4"><text:span text:style-name="T1">SmartMDSD</text:span></text:p>
          <text:p text:style-name="P4"><text:span text:style-name="T1">System</text:span></text:p>
          <text:p text:style-name="P4"><text:span text:style-name="T1">AASX</text:span></text:p>
          <text:p text:style-name="P4"><text:span text:style-name="T1">Model</text:span></text:p>
          <text:p text:style-name="P4"><text:span text:style-name="T1">(XML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6" draw:layer="layout" draw:line-skew="2.488cm" svg:x1="97.724cm" svg:y1="23.298cm" svg:x2="68.782cm" svg:y2="21.754cm" draw:start-shape="id2" draw:start-glue-point="2" draw:end-shape="id3" draw:end-glue-point="6" svg:d="M97724 23298v3093h-28942v-4637" svg:viewBox="0 0 28943 4638">
          <text:p/>
        </draw:connector>
        <draw:custom-shape draw:style-name="gr9" draw:text-style-name="P7" draw:layer="layout" svg:width="4.572cm" svg:height="4.572cm" svg:x="75.832cm" svg:y="13.2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frame draw:style-name="gr5" draw:text-style-name="P1" draw:layer="layout" svg:width="5.952cm" svg:height="5.952cm" svg:x="17.664cm" svg:y="7.053cm">
          <draw:image xlink:href="Pictures/10000000000000E1000000E168F47327F76E9734.png" xlink:type="simple" xlink:show="embed" xlink:actuate="onLoad" loext:mime-type="image/png">
            <text:p/>
          </draw:image>
        </draw:frame>
        <draw:custom-shape draw:style-name="gr11" draw:text-style-name="P1" draw:layer="layout" svg:width="116.9cm" svg:height="39.624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224cm" svg:height="25.527cm" draw:transform="rotate (-1.5707963267949) translate (69.488cm 9.07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" draw:layer="layout" svg:width="5.08cm" svg:height="5.08cm" svg:x="54.184cm" svg:y="6.999cm">
          <draw:image xlink:href="Pictures/1000020100000010000000106A0F7FDA4BAE08D5.png" xlink:type="simple" xlink:show="embed" xlink:actuate="onLoad" loext:mime-type="image/png">
            <text:p/>
          </draw:image>
        </draw:frame>
        <draw:custom-shape draw:style-name="gr12" draw:text-style-name="P3" draw:layer="layout" svg:width="13.123cm" svg:height="11.865cm" svg:x="45.273cm" svg:y="24.033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SmartMDSD</text:span></text:p>
          <text:p text:style-name="P2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.552cm" svg:height="6.052cm" svg:x="46.058cm" svg:y="24.946cm">
          <text:p text:style-name="P2"><text:span text:style-name="T1">Bridge</text:span></text:p>
          <text:p text:style-name="P2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496cm" svg:height="15.24cm" svg:x="45.847cm" svg:y="10.525cm">
          <text:p/>
          <draw:enhanced-geometry svg:viewBox="0 0 21600 21600" draw:mirror-horizontal="false" draw:mirror-vertical="false" draw:text-areas="?f0 ?f7 ?f2 21600" draw:type="up-arrow" draw:modifiers="3612.20088322892 5960.773849232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8" draw:layer="layout" svg:width="4.496cm" svg:height="15.24cm" svg:x="49.448cm" svg:y="10.525cm">
          <text:p/>
          <draw:enhanced-geometry svg:viewBox="0 0 21600 21600" draw:mirror-horizontal="false" draw:mirror-vertical="true" draw:text-areas="?f0 ?f7 ?f2 21600" draw:type="up-arrow" draw:modifiers="3612.20088322892 5960.773849232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0" draw:layer="layout" svg:width="12.431cm" svg:height="2.376cm" svg:x="53.01cm" svg:y="16.088cm">
          <draw:text-box>
            <text:p text:style-name="P9"><text:span text:style-name="T2">Web Socket</text:span></text:p>
          </draw:text-box>
        </draw:frame>
        <draw:custom-shape draw:style-name="gr16" draw:text-style-name="P11" draw:layer="layout" svg:width="4.496cm" svg:height="12.99cm" draw:transform="rotate (-1.5707963267949) translate (87.674cm 15.731cm)">
          <text:p/>
          <draw:enhanced-geometry svg:viewBox="0 0 21600 21600" draw:mirror-horizontal="false" draw:mirror-vertical="false" draw:text-areas="?f0 ?f7 ?f2 21600" draw:type="up-arrow" draw:modifiers="3612.20088322892 5960.773849232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1" draw:layer="layout" svg:width="4.496cm" svg:height="12.99cm" draw:transform="rotate (1.5707963267949) translate (74.684cm 23.828cm)">
          <text:p/>
          <draw:enhanced-geometry svg:viewBox="0 0 21600 21600" draw:mirror-horizontal="false" draw:mirror-vertical="true" draw:text-areas="?f0 ?f7 ?f2 21600" draw:type="up-arrow" draw:modifiers="3612.20088322892 5960.773849232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" draw:layer="layout" svg:width="2.819cm" svg:height="5.08cm" draw:transform="rotate (-1.5707963267949) translate (94.91cm 13.966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7" draw:text-style-name="P1" draw:layer="layout" svg:width="2.819cm" svg:height="5.08cm" draw:transform="rotate (-1.5707963267949) translate (94.91cm 17.96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7" draw:text-style-name="P1" draw:layer="layout" svg:width="2.819cm" svg:height="5.08cm" draw:transform="rotate (-1.5707963267949) translate (94.91cm 21.96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" draw:layer="layout" svg:width="5.952cm" svg:height="5.952cm" svg:x="89.394cm" svg:y="5.977cm">
          <draw:image xlink:href="Pictures/10000000000000E1000000E1B65DAE4FF4A2EC0B.png" xlink:type="simple" xlink:show="embed" xlink:actuate="onLoad" loext:mime-type="image/png">
            <text:p/>
          </draw:image>
        </draw:frame>
        <draw:custom-shape draw:style-name="gr18" draw:text-style-name="P11" draw:layer="layout" svg:width="4.496cm" svg:height="12.99cm" draw:transform="rotate (-1.5707963267949) translate (87.674cm 5.732cm)">
          <text:p/>
          <draw:enhanced-geometry svg:viewBox="0 0 21600 21600" draw:mirror-horizontal="false" draw:mirror-vertical="false" draw:text-areas="?f0 ?f7 ?f2 21600" draw:type="up-arrow" draw:modifiers="3612.20088322892 5960.773849232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1" draw:layer="layout" svg:width="4.496cm" svg:height="12.99cm" draw:transform="rotate (1.5707963267949) translate (74.684cm 13.829cm)">
          <text:p/>
          <draw:enhanced-geometry svg:viewBox="0 0 21600 21600" draw:mirror-horizontal="false" draw:mirror-vertical="true" draw:text-areas="?f0 ?f7 ?f2 21600" draw:type="up-arrow" draw:modifiers="3612.20088322892 5960.773849232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4.496cm" svg:height="12.99cm" draw:transform="rotate (-1.5707963267949) translate (38.921cm 5.733cm)">
          <text:p/>
          <draw:enhanced-geometry svg:viewBox="0 0 21600 21600" draw:mirror-horizontal="false" draw:mirror-vertical="false" draw:text-areas="?f0 ?f7 ?f2 21600" draw:type="up-arrow" draw:modifiers="3612.20088322892 5960.773849232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4.496cm" svg:height="12.99cm" draw:transform="rotate (1.5707963267949) translate (25.931cm 13.83cm)">
          <text:p/>
          <draw:enhanced-geometry svg:viewBox="0 0 21600 21600" draw:mirror-horizontal="false" draw:mirror-vertical="true" draw:text-areas="?f0 ?f7 ?f2 21600" draw:type="up-arrow" draw:modifiers="3612.20088322892 5960.7738492328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0" draw:layer="layout" svg:width="5.954cm" svg:height="2.376cm" svg:x="29.463cm" svg:y="13.319cm">
          <draw:text-box>
            <text:p text:style-name="P9"><text:span text:style-name="T2">RES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1:32:43.246104837</meta:creation-date>
    <dc:date>2021-12-10T14:19:35.492898619</dc:date>
    <meta:editing-duration>PT25M35S</meta:editing-duration>
    <meta:editing-cycles>15</meta:editing-cycles>
    <meta:generator>LibreOffice/6.4.7.2$Linux_X86_64 LibreOffice_project/40$Build-2</meta:generator>
    <meta:document-statistic meta:object-count="41"/>
  </office:meta>
</office:document-meta>
</file>